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31cm" fo:min-width="4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6pt"/>
    </style:style>
    <style:style style:name="P4" style:family="paragraph">
      <style:text-properties fo:font-size="14pt"/>
    </style:style>
    <style:style style:name="P5" style:family="paragraph">
      <style:paragraph-properties fo:margin-left="0cm" fo:margin-right="0cm" fo:text-indent="0cm"/>
      <style:text-properties fo:font-size="14pt"/>
    </style:style>
    <style:style style:name="T1" style:family="text">
      <style:text-properties fo:font-size="16pt"/>
    </style:style>
    <style:style style:name="T2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3.6cm" svg:height="4.6cm" svg:x="6.9cm" svg:y="1.9cm">
          <text:p text:style-name="P2"/>
        </draw:rect>
        <draw:rect draw:style-name="gr1" draw:text-style-name="P1" draw:id="id1" draw:layer="layout" svg:width="3cm" svg:height="1cm" svg:x="7.2cm" svg:y="2cm">
          <text:p text:style-name="P2"/>
        </draw:rect>
        <draw:frame draw:style-name="gr2" draw:text-style-name="P3" draw:layer="layout" svg:width="2.568cm" svg:height="0.878cm" svg:x="7.4cm" svg:y="2.1cm">
          <draw:text-box>
            <text:p text:style-name="P2"><text:span text:style-name="T1">Protocol</text:span></text:p>
          </draw:text-box>
        </draw:frame>
        <draw:frame draw:style-name="gr2" draw:text-style-name="P4" draw:layer="layout" svg:width="3.55cm" svg:height="4.136cm" svg:x="7cm" svg:y="3cm">
          <draw:text-box>
            <text:p text:style-name="P2"><text:span text:style-name="T2">AUID uid</text:span></text:p>
            <text:p text:style-name="P2"><text:span text:style-name="T2">String name</text:span></text:p>
            <text:p text:style-name="P2"><text:span text:style-name="T2">int <text:s text:c="6"/>port</text:span></text:p>
            <text:p text:style-name="P2"><text:span text:style-name="T2">String login</text:span></text:p>
            <text:p text:style-name="P2"><text:span text:style-name="T2">String passwd</text:span></text:p>
            <text:p text:style-name="P2"><text:span text:style-name="T2">String path </text:span></text:p>
            <text:p text:style-name="P2"><text:span text:style-name="T2"/></text:p>
          </draw:text-box>
        </draw:frame>
        <draw:frame draw:style-name="gr2" draw:layer="layout" svg:width="1.425cm" svg:height="0.962cm" svg:x="8.075cm" svg:y="0.541cm">
          <draw:text-box>
            <text:p text:style-name="P2">DR</text:p>
          </draw:text-box>
        </draw:frame>
        <draw:rect draw:style-name="gr1" draw:text-style-name="P1" draw:layer="layout" svg:width="4cm" svg:height="4.611cm" svg:x="1cm" svg:y="1.878cm">
          <text:p text:style-name="P2"/>
        </draw:rect>
        <draw:rect draw:style-name="gr1" draw:text-style-name="P1" draw:layer="layout" svg:width="3cm" svg:height="1cm" svg:x="1.65cm" svg:y="1.978cm">
          <text:p text:style-name="P2"/>
        </draw:rect>
        <draw:frame draw:style-name="gr2" draw:text-style-name="P3" draw:layer="layout" svg:width="1.692cm" svg:height="0.878cm" svg:x="2.25cm" svg:y="2.078cm">
          <draw:text-box>
            <text:p text:style-name="P2"><text:span text:style-name="T1">Data</text:span></text:p>
          </draw:text-box>
        </draw:frame>
        <draw:frame draw:style-name="gr2" draw:text-style-name="P4" draw:layer="layout" svg:width="4.092cm" svg:height="3.581cm" svg:x="1cm" svg:y="3.408cm">
          <draw:text-box>
            <text:p text:style-name="P2"><text:span text:style-name="T2">AUID uid</text:span></text:p>
            <text:p text:style-name="P2"><text:span text:style-name="T2">String name</text:span></text:p>
            <text:p text:style-name="P2"><text:span text:style-name="T2">String checksum</text:span></text:p>
            <text:p text:style-name="P2"><text:span text:style-name="T2">long <text:s text:c="3"/>size</text:span></text:p>
            <text:p text:style-name="P2"><text:span text:style-name="T2">int <text:s text:c="6"/>type </text:span></text:p>
            <text:p text:style-name="P2"><text:span text:style-name="T2"/></text:p>
          </draw:text-box>
        </draw:frame>
        <draw:frame draw:style-name="gr2" draw:layer="layout" svg:width="1.421cm" svg:height="0.962cm" svg:x="2.5cm" svg:y="0.541cm">
          <draw:text-box>
            <text:p text:style-name="P2">DC</text:p>
          </draw:text-box>
        </draw:frame>
        <draw:rect draw:style-name="gr1" draw:text-style-name="P1" draw:layer="layout" svg:width="4.2cm" svg:height="4.111cm" svg:x="6.8cm" svg:y="7.389cm">
          <text:p text:style-name="P2"/>
        </draw:rect>
        <draw:rect draw:style-name="gr1" draw:text-style-name="P1" draw:layer="layout" svg:width="3cm" svg:height="1cm" svg:x="7.45cm" svg:y="7.489cm">
          <text:p text:style-name="P2"/>
        </draw:rect>
        <draw:frame draw:style-name="gr2" draw:text-style-name="P3" draw:layer="layout" svg:width="2.382cm" svg:height="0.878cm" svg:x="7.75cm" svg:y="7.589cm">
          <draw:text-box>
            <text:p text:style-name="P2"><text:span text:style-name="T1">Locator</text:span></text:p>
          </draw:text-box>
        </draw:frame>
        <draw:frame draw:style-name="gr3" draw:text-style-name="P5" draw:layer="layout" svg:width="4.5cm" svg:height="3.581cm" svg:x="6.9cm" svg:y="8.419cm">
          <draw:text-box>
            <text:p text:style-name="P2"><text:span text:style-name="T2">AUID uid</text:span></text:p>
            <text:p text:style-name="P2"><text:span text:style-name="T2">AUID datauid</text:span></text:p>
            <text:p text:style-name="P2"><text:span text:style-name="T2">AUID protocoluid</text:span></text:p>
            <text:p text:style-name="P2"><text:span text:style-name="T2">String drname</text:span></text:p>
            <text:p text:style-name="P2"><text:span text:style-name="T2">String ref</text:span></text:p>
            <text:p text:style-name="P2"><text:span text:style-name="T2"/></text:p>
          </draw:text-box>
        </draw:frame>
        <draw:rect draw:style-name="gr1" draw:text-style-name="P1" draw:layer="layout" svg:width="4.7cm" svg:height="4.911cm" svg:x="11.7cm" svg:y="7.589cm">
          <text:p text:style-name="P2"/>
        </draw:rect>
        <draw:rect draw:style-name="gr1" draw:text-style-name="P1" draw:layer="layout" svg:width="3cm" svg:height="1cm" svg:x="12.45cm" svg:y="7.689cm">
          <text:p text:style-name="P2"/>
        </draw:rect>
        <draw:frame draw:style-name="gr2" draw:text-style-name="P3" draw:layer="layout" svg:width="2.602cm" svg:height="0.878cm" svg:x="12.75cm" svg:y="7.789cm">
          <draw:text-box>
            <text:p text:style-name="P2"><text:span text:style-name="T1">Transfer</text:span></text:p>
          </draw:text-box>
        </draw:frame>
        <draw:frame draw:style-name="gr2" draw:text-style-name="P4" draw:layer="layout" svg:width="4.765cm" svg:height="4.691cm" svg:x="11.7cm" svg:y="8.919cm">
          <draw:text-box>
            <text:p text:style-name="P2"><text:span text:style-name="T2">AUID uid</text:span></text:p>
            <text:p text:style-name="P2"><text:span text:style-name="T2">String oob</text:span></text:p>
            <text:p text:style-name="P2"><text:span text:style-name="T2">AUID locatorlocal</text:span></text:p>
            <text:p text:style-name="P2"><text:span text:style-name="T2">AUID locatorremote</text:span></text:p>
            <text:p text:style-name="P2"><text:span text:style-name="T2">int <text:s text:c="5"/>type</text:span></text:p>
            <text:p text:style-name="P2"><text:span text:style-name="T2">int <text:s text:c="5"/>status</text:span></text:p>
            <text:p text:style-name="P2"><text:span text:style-name="T2"/></text:p>
            <text:p text:style-name="P2"><text:span text:style-name="T2"/></text:p>
          </draw:text-box>
        </draw:frame>
        <draw:frame draw:style-name="gr2" draw:layer="layout" svg:width="1.353cm" svg:height="0.962cm" svg:x="13cm" svg:y="0.541cm">
          <draw:text-box>
            <text:p text:style-name="P2">DT</text:p>
          </draw:text-box>
        </draw:frame>
        <draw:frame draw:style-name="gr2" draw:layer="layout" svg:width="1.391cm" svg:height="0.962cm" svg:x="18.301cm" svg:y="0.541cm">
          <draw:text-box>
            <text:p text:style-name="P2">DS</text:p>
          </draw:text-box>
        </draw:frame>
        <draw:rect draw:style-name="gr1" draw:text-style-name="P1" draw:layer="layout" svg:width="4cm" svg:height="6cm" svg:x="16.5cm" svg:y="2cm">
          <text:p text:style-name="P2"/>
        </draw:rect>
        <draw:rect draw:style-name="gr1" draw:text-style-name="P1" draw:layer="layout" svg:width="3cm" svg:height="1cm" svg:x="17.05cm" svg:y="2.1cm">
          <text:p text:style-name="P2"/>
        </draw:rect>
        <draw:frame draw:style-name="gr2" draw:text-style-name="P3" draw:layer="layout" svg:width="2.606cm" svg:height="0.878cm" svg:x="17.25cm" svg:y="2.2cm">
          <draw:text-box>
            <text:p text:style-name="P2"><text:span text:style-name="T1">Attribute</text:span></text:p>
          </draw:text-box>
        </draw:frame>
        <draw:frame draw:style-name="gr2" draw:text-style-name="P4" draw:layer="layout" svg:width="3.499cm" svg:height="5.801cm" svg:x="16.753cm" svg:y="3cm">
          <draw:text-box>
            <text:p text:style-name="P2"><text:span text:style-name="T2">AUID uid</text:span></text:p>
            <text:p text:style-name="P2"><text:span text:style-name="T2">AUID datauid</text:span></text:p>
            <text:p text:style-name="P2"><text:span text:style-name="T2">int dsatmask</text:span></text:p>
            <text:p text:style-name="P2"><text:span text:style-name="T2">int <text:s text:c="5"/>replicas</text:span></text:p>
            <text:p text:style-name="P2"><text:span text:style-name="T2">AUID proto</text:span></text:p>
            <text:p text:style-name="P2"><text:span text:style-name="T2">int <text:s text:c="5"/>ttl</text:span></text:p>
            <text:p text:style-name="P2"><text:span text:style-name="T2">AUID ttl</text:span></text:p>
            <text:p text:style-name="P2"><text:span text:style-name="T2">AUID plcmt</text:span></text:p>
            <text:p text:style-name="P2"><text:span text:style-name="T2"/></text:p>
            <text:p text:style-name="P2"><text:span text:style-name="T2"/></text:p>
          </draw:text-box>
        </draw:frame>
        <draw:line draw:style-name="gr4" draw:text-style-name="P1" draw:layer="layout" svg:x1="11.8cm" svg:y1="9.8cm" svg:x2="10.3cm" svg:y2="8.3cm">
          <text:p text:style-name="P2"/>
        </draw:line>
        <draw:line draw:style-name="gr4" draw:text-style-name="P1" draw:layer="layout" svg:x1="12cm" svg:y1="10.5cm" svg:x2="10cm" svg:y2="8.5cm">
          <text:p text:style-name="P2"/>
        </draw:line>
        <draw:line draw:style-name="gr4" draw:text-style-name="P1" draw:layer="layout" svg:x1="7cm" svg:y1="9.5cm" svg:x2="4.5cm" svg:y2="3cm">
          <text:p text:style-name="P2"/>
        </draw:line>
        <draw:line draw:style-name="gr4" draw:text-style-name="P1" draw:layer="layout" svg:x1="17cm" svg:y1="5.5cm" svg:x2="10cm" svg:y2="2.5cm">
          <text:p text:style-name="P2"/>
        </draw:line>
        <draw:connector draw:style-name="gr5" draw:text-style-name="P1" draw:layer="layout" draw:line-skew="-0.7cm" svg:x1="7.056cm" svg:y1="9.913cm" svg:x2="7.2cm" svg:y2="2.5cm" draw:end-shape="id1" draw:end-glue-point="3">
          <text:p text:style-name="P2"/>
        </draw:connector>
        <draw:line draw:style-name="gr6" draw:text-style-name="P1" draw:layer="layout" svg:x1="16cm" svg:y1="7cm" svg:x2="4cm" svg:y2="7cm">
          <text:p text:style-name="P2"/>
        </draw:line>
        <draw:line draw:style-name="gr4" draw:text-style-name="P1" draw:layer="layout" svg:x1="4cm" svg:y1="7cm" svg:x2="4cm" svg:y2="6.5cm">
          <text:p text:style-name="P2"/>
        </draw:line>
        <draw:line draw:style-name="gr6" draw:text-style-name="P1" draw:layer="layout" svg:x1="17cm" svg:y1="6.5cm" svg:x2="16cm" svg:y2="7cm">
          <text:p text:style-name="P2"/>
        </draw:line>
        <draw:line draw:style-name="gr6" draw:text-style-name="P1" draw:layer="layout" svg:x1="17cm" svg:y1="7.5cm" svg:x2="16cm" svg:y2="7cm">
          <text:p text:style-name="P2"/>
        </draw:line>
        <draw:line draw:style-name="gr6" draw:text-style-name="P1" draw:layer="layout" svg:x1="17cm" svg:y1="4cm" svg:x2="16cm" svg:y2="7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7$Build-9044</meta:generator>
    <meta:creation-date>2006-09-06T13:10:58</meta:creation-date>
    <dc:date>2007-03-06T14:56:06</dc:date>
    <dc:language>fr-FR</dc:language>
    <meta:editing-cycles>11</meta:editing-cycles>
    <meta:editing-duration>PT3H32M36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